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Gradient_20_7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draw:fill="none" fo:min-height="0.582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Bitstream Vera Sans Mono'" style:font-family-generic="modern" style:font-pitch="fixed" fo:font-size="14pt" style:font-size-asian="14pt" style:font-size-complex="14pt"/>
    </style:style>
    <style:style style:name="P3" style:family="paragraph">
      <style:text-properties fo:font-family="'Bitstream Vera Sans Mono'" style:font-family-generic="modern" style:font-pitch="fixed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family="'Bitstream Vera Sans Mono'" style:font-family-generic="modern" style:font-pitch="fixed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2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4cm" svg:height="12cm" svg:x="0.1cm" svg:y="0.1cm">
          <text:p text:style-name="P7"/>
          <draw:enhanced-geometry svg:viewBox="0 0 21600 21600" draw:path-stretchpoint-x="10800" draw:path-stretchpoint-y="10800" draw:text-areas="?f3 ?f4 ?f5 ?f6" draw:type="round-rectangle" draw:modifiers="1288.98488120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13cm" svg:height="2cm" svg:x="1.1cm" svg:y="4.6cm">
          <text:p text:style-name="P7"/>
          <draw:enhanced-geometry svg:viewBox="0 0 21600 21600" draw:path-stretchpoint-x="10800" draw:path-stretchpoint-y="10800" draw:text-areas="?f3 ?f4 ?f5 ?f6" draw:type="round-rectangle" draw:modifiers="5883.058470764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7.5cm" svg:height="1cm" svg:x="1.1cm" svg:y="1.1cm">
          <text:p text:style-name="P7"/>
          <draw:enhanced-geometry svg:viewBox="0 0 21600 21600" draw:path-stretchpoint-x="10800" draw:path-stretchpoint-y="10800" draw:text-areas="?f3 ?f4 ?f5 ?f6" draw:type="round-rectangle" draw:modifiers="8523.47652347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2.059cm" svg:height="0.831cm" svg:x="1.541cm" svg:y="4.769cm">
          <draw:text-box>
            <text:p text:style-name="P2"><text:span text:style-name="T1">http://host.tld/forum/chocolate-cooking</text:span></text:p>
          </draw:text-box>
        </draw:frame>
        <draw:frame draw:style-name="gr4" draw:text-style-name="P3" draw:layer="layout" svg:width="6.725cm" svg:height="0.831cm" svg:x="1.5cm" svg:y="1.169cm">
          <draw:text-box>
            <text:p text:style-name="P2"><text:span text:style-name="T1">http://host.tld/forum</text:span></text:p>
          </draw:text-box>
        </draw:frame>
        <draw:frame draw:style-name="gr5" draw:text-style-name="P2" draw:id="id3" draw:layer="layout" svg:width="9.985cm" svg:height="1cm" svg:x="1.6cm" svg:y="5.6cm">
          <draw:text-box>
            <text:p text:style-name="P2"><text:span text:style-name="T1">http://host.tld/forum/phd-thesis</text:span></text:p>
          </draw:text-box>
        </draw:frame>
        <draw:custom-shape draw:style-name="gr2" draw:text-style-name="P1" draw:id="id4" draw:layer="layout" svg:width="16cm" svg:height="2cm" svg:x="1.1cm" svg:y="9.1cm">
          <text:p text:style-name="P7"/>
          <draw:enhanced-geometry svg:viewBox="0 0 21600 21600" draw:path-stretchpoint-x="10800" draw:path-stretchpoint-y="10800" draw:text-areas="?f3 ?f4 ?f5 ?f6" draw:type="round-rectangle" draw:modifiers="5883.058470764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5.022cm" svg:height="0.831cm" svg:x="1.578cm" svg:y="9.4cm">
          <draw:text-box>
            <text:p text:style-name="P2"><text:span text:style-name="T1">http://host.tld/forum/chocolate-cooking/replies/1</text:span></text:p>
          </draw:text-box>
        </draw:frame>
        <draw:frame draw:style-name="gr6" draw:text-style-name="P4" draw:layer="layout" svg:width="15.022cm" svg:height="0.832cm" svg:x="1.578cm" svg:y="10.068cm">
          <draw:text-box>
            <text:p text:style-name="P4"><text:span text:style-name="T2">http://host.tld/forum/chocolate-cooking/replies/2</text:span></text:p>
          </draw:text-box>
        </draw:frame>
        <draw:frame draw:style-name="gr4" draw:text-style-name="P6" draw:layer="layout" svg:width="3.825cm" svg:height="0.983cm" svg:x="8.6cm" svg:y="1.137cm">
          <draw:text-box>
            <text:p text:style-name="P5"><text:span text:style-name="T3">GET, POST</text:span></text:p>
          </draw:text-box>
        </draw:frame>
        <draw:frame draw:style-name="gr4" draw:text-style-name="P6" draw:layer="layout" svg:width="8.169cm" svg:height="0.983cm" svg:x="14.1cm" svg:y="5.2cm">
          <draw:text-box>
            <text:p text:style-name="P5"><text:span text:style-name="T3">GET, POST, PUT, DELETE</text:span></text:p>
          </draw:text-box>
        </draw:frame>
        <draw:frame draw:style-name="gr4" draw:text-style-name="P6" draw:layer="layout" svg:width="6.154cm" svg:height="0.983cm" svg:x="17.1cm" svg:y="9.637cm">
          <draw:text-box>
            <text:p text:style-name="P5"><text:span text:style-name="T3">GET, PUT, DELETE</text:span></text:p>
          </draw:text-box>
        </draw:frame>
        <draw:connector draw:style-name="gr7" draw:text-style-name="P1" draw:layer="layout" draw:type="curve" svg:x1="4.85cm" svg:y1="2.1cm" svg:x2="7.6cm" svg:y2="4.6cm" draw:start-shape="id1" draw:end-shape="id2" draw:end-glue-point="0">
          <text:p text:style-name="P7"/>
        </draw:connector>
        <draw:connector draw:style-name="gr7" draw:text-style-name="P1" draw:layer="layout" draw:type="curve" svg:x1="6.592cm" svg:y1="6.6cm" svg:x2="9.1cm" svg:y2="9.1cm" draw:start-shape="id3" draw:end-shape="id4" draw:end-glue-point="0">
          <text:p text:style-name="P7"/>
        </draw:connector>
        <draw:frame draw:style-name="gr4" draw:text-style-name="P8" draw:layer="layout" svg:width="4.443cm" svg:height="0.958cm" svg:x="7.5cm" svg:y="3.042cm">
          <draw:text-box>
            <text:p text:style-name="P7"><text:span text:style-name="T4">hyperlinked to</text:span></text:p>
          </draw:text-box>
        </draw:frame>
        <draw:frame draw:style-name="gr4" draw:text-style-name="P8" draw:layer="layout" svg:width="4.443cm" svg:height="0.958cm" svg:x="9.057cm" svg:y="7.542cm">
          <draw:text-box>
            <text:p text:style-name="P7"><text:span text:style-name="T4">hyperlinked 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Circular_20_gray" draw:display-name="Circular gray" draw:style="radial" draw:cx="50%" draw:cy="50%" draw:start-color="#c0c0c0" draw:end-color="#ffffff" draw:start-intensity="100%" draw:end-intensity="100%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gradient draw:name="Light" draw:style="linear" draw:start-color="#e6e6e6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Sun_20_bg" draw:display-name="Sun bg" draw:style="linear" draw:start-color="#cccc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2cm" fo:page-height="12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8-02-20T16:41:59</meta:creation-date>
    <dc:creator>Julien Ponge</dc:creator>
    <dc:date>2008-02-20T17:31:38</dc:date>
    <meta:editing-cycles>3</meta:editing-cycles>
    <meta:editing-duration>PT49M4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